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aramond" svg:font-family="Garamond" style:font-family-generic="roman" style:font-pitch="variable"/>
    <style:font-face style:name="Garamond1" svg:font-family="Garamond"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paragraph-properties fo:margin-top="5.08cm" fo:margin-bottom="0.212cm" style:contextual-spacing="false" fo:text-align="center" style:justify-single-word="false" loext:word-spacing-minimum="75%" loext:word-spacing-maximum="133%"/>
    </style:style>
    <style:style style:name="P2" style:family="paragraph" style:parent-style-name="Standard">
      <style:paragraph-properties fo:margin-top="0cm" fo:margin-bottom="0.212cm" style:contextual-spacing="false" fo:text-align="center" style:justify-single-word="false" loext:word-spacing-minimum="75%" loext:word-spacing-maximum="133%"/>
    </style:style>
    <style:style style:name="P3" style:family="paragraph" style:parent-style-name="Standard">
      <style:paragraph-properties fo:margin-top="0.423cm" fo:margin-bottom="0.141cm" style:contextual-spacing="false" fo:text-align="center" style:justify-single-word="false" loext:word-spacing-minimum="75%" loext:word-spacing-maximum="133%"/>
    </style:style>
    <style:style style:name="P4" style:family="paragraph" style:parent-style-name="Standard">
      <style:paragraph-properties fo:margin-top="0cm" fo:margin-bottom="0.141cm" style:contextual-spacing="false" fo:text-align="center" style:justify-single-word="false" loext:word-spacing-minimum="75%" loext:word-spacing-maximum="133%"/>
    </style:style>
    <style:style style:name="P5" style:family="paragraph" style:parent-style-name="Standard">
      <style:paragraph-properties fo:margin-top="0.847cm" fo:margin-bottom="0cm" style:contextual-spacing="false" fo:text-align="center" style:justify-single-word="false" loext:word-spacing-minimum="75%" loext:word-spacing-maximum="133%"/>
    </style:style>
    <style:style style:name="P6" style:family="paragraph" style:parent-style-name="Standard">
      <style:paragraph-properties fo:margin-top="0cm" fo:margin-bottom="0cm" style:contextual-spacing="false" fo:text-align="center" style:justify-single-word="false" loext:word-spacing-minimum="75%" loext:word-spacing-maximum="133%"/>
    </style:style>
    <style:style style:name="P7" style:family="paragraph" style:parent-style-name="Heading_20_1">
      <style:paragraph-properties fo:margin-top="0cm" fo:margin-bottom="0.212cm" style:contextual-spacing="false" fo:break-before="page"/>
    </style:style>
    <style:style style:name="P8" style:family="paragraph" style:parent-style-name="Standard">
      <style:paragraph-properties fo:margin-top="0.212cm" fo:margin-bottom="0.212cm" style:contextual-spacing="false"/>
    </style:style>
    <style:style style:name="P9" style:family="paragraph" style:parent-style-name="Standard">
      <style:paragraph-properties fo:margin-top="0.423cm" fo:margin-bottom="0.212cm" style:contextual-spacing="false"/>
    </style:style>
    <style:style style:name="P10" style:family="paragraph" style:parent-style-name="Standard">
      <style:paragraph-properties fo:margin-top="0.071cm" fo:margin-bottom="0.212cm" style:contextual-spacing="false"/>
    </style:style>
    <style:style style:name="P11" style:family="paragraph" style:parent-style-name="List_20_Paragraph" style:list-style-name="WWNum2"/>
    <style:style style:name="P12" style:family="paragraph" style:parent-style-name="Standard">
      <style:paragraph-properties fo:margin-top="0.282cm" fo:margin-bottom="0.212cm" style:contextual-spacing="false"/>
    </style:style>
    <style:style style:name="P13" style:family="paragraph" style:parent-style-name="Standard">
      <style:paragraph-properties fo:margin-top="0.141cm" fo:margin-bottom="0.212cm" style:contextual-spacing="false"/>
    </style:style>
    <style:style style:name="P14" style:family="paragraph" style:parent-style-name="Standard">
      <style:paragraph-properties fo:margin-top="0.847cm" fo:margin-bottom="0.212cm" style:contextual-spacing="false" fo:text-align="center" style:justify-single-word="false" loext:word-spacing-minimum="75%" loext:word-spacing-maximum="133%"/>
    </style:style>
    <style:style style:name="P15" style:family="paragraph" style:parent-style-name="Standard">
      <style:paragraph-properties fo:text-align="center" style:justify-single-word="false" loext:word-spacing-minimum="75%" loext:word-spacing-maximum="133%"/>
    </style:style>
    <style:style style:name="T1" style:family="text">
      <style:text-properties style:font-name="Garamond" fo:font-size="28pt" fo:font-weight="bold" style:font-name-asian="Garamond1" style:font-size-asian="28pt" style:font-weight-asian="bold" style:font-name-complex="Garamond1" style:font-size-complex="28pt" style:font-weight-complex="bold"/>
    </style:style>
    <style:style style:name="T2" style:family="text">
      <style:text-properties style:font-name="Garamond" fo:font-size="18pt" style:font-name-asian="Garamond1" style:font-size-asian="18pt" style:font-name-complex="Garamond1" style:font-size-complex="18pt"/>
    </style:style>
    <style:style style:name="T3" style:family="text">
      <style:text-properties style:font-name="Garamond" fo:font-size="11pt" fo:font-style="italic" style:font-name-asian="Garamond1" style:font-size-asian="11pt" style:font-style-asian="italic" style:font-name-complex="Garamond1" style:font-size-complex="11pt" style:font-style-complex="italic"/>
    </style:style>
    <style:style style:name="T4" style:family="text">
      <style:text-properties style:font-name="Garamond" fo:font-size="9pt" style:font-name-asian="Garamond1" style:font-size-asian="9pt" style:font-name-complex="Garamond1" style:font-size-complex="9pt"/>
    </style:style>
    <style:style style:name="T5" style:family="text">
      <style:text-properties style:font-name="Garamond" fo:font-size="9pt" fo:font-style="italic" style:font-name-asian="Garamond1" style:font-size-asian="9pt" style:font-style-asian="italic" style:font-name-complex="Garamond1" style:font-size-complex="9pt" style:font-style-complex="italic"/>
    </style:style>
    <style:style style:name="T6" style:family="text">
      <style:text-properties style:font-name="Garamond" fo:font-size="13pt" fo:font-weight="bold" style:font-name-asian="Garamond1" style:font-size-asian="13pt" style:font-weight-asian="bold" style:font-name-complex="Garamond1" style:font-size-complex="13pt" style:font-weight-complex="bold"/>
    </style:style>
    <style:style style:name="T7" style:family="text">
      <style:text-properties style:font-name="Garamond" fo:font-size="11pt" style:font-name-asian="Garamond1" style:font-size-asian="11pt" style:font-name-complex="Garamond1" style:font-size-complex="11pt"/>
    </style:style>
    <style:style style:name="T8" style:family="text">
      <style:text-properties style:font-name="Garamond" fo:font-size="11pt" fo:font-weight="bold" style:font-name-asian="Garamond1" style:font-size-asian="11pt" style:font-weight-asian="bold" style:font-name-complex="Garamond1" style:font-size-complex="11pt" style:font-weight-complex="bold"/>
    </style:style>
    <style:style style:name="T9" style:family="text">
      <style:text-properties style:font-name="Garamond" fo:font-size="12pt" fo:font-weight="bold" style:font-name-asian="Garamond1" style:font-size-asian="12pt" style:font-weight-asian="bold" style:font-name-complex="Garamond1" style:font-size-complex="12pt" style:font-weight-complex="bold"/>
    </style:style>
    <style:style style:name="T10" style:family="text">
      <style:text-properties style:font-name="Garamond" fo:font-size="11pt" officeooo:rsid="0013db9b" style:font-name-asian="Garamond1" style:font-size-asian="11pt" style:font-name-complex="Garamond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A'm</text:span></text:p>
      <text:p text:style-name="P2"><text:span text:style-name="T2">Mode d’emploi</text:span></text:p>
      <text:p text:style-name="P3"><text:span text:style-name="T3">Label volontaire de transparence</text:span></text:p>
      <text:p text:style-name="P4"><text:span text:style-name="T3">pour les œuvres et contenus co-créés avec l’IA</text:span></text:p>
      <text:p text:style-name="P5"><text:span text:style-name="T4">INPI n° 5212301 · Classe 41 · CC BY-NC 4.0</text:span></text:p>
      <text:p text:style-name="P6"><text:span text:style-name="T5">iam-inside.eu</text:span></text:p>
      <text:p text:style-name="Standard"/>
      <text:h text:style-name="P7" text:outline-level="1"><text:span text:style-name="T6">Qu’est-ce qu’IA’m ?</text:span></text:h>
      <text:p text:style-name="Standard"><text:span text:style-name="T7">IA’m est un label que tu peux apposer sur ce que tu publies — un texte, une image, un post, un document — pour dire si tu l’as créé seul, ou avec l’aide d’une intelligence artificielle, et à quel point.</text:span></text:p>
      <text:p text:style-name="P8"><text:span text:style-name="T7">L’idée est simple. Quand tu publies aujourd’hui, ton lecteur ne sait plus très bien ce qui vient de toi et ce qui vient d’une machine. La défiance s’installe — tu sens cette suspicion dès que quelqu’un te demande : « c’est toi qui as écrit ça, ou c’est l’IA ? » IA’m te donne le moyen de répondre clairement, avant même qu’on te pose la question.</text:span></text:p>
      <text:p text:style-name="P8"><text:span text:style-name="T7">Ce n’est pas une obligation, ni une certification. C’est un acte d’honnêteté que tu offres à celui qui te lit. Tu choisis le niveau qui correspond à ce que tu as fait, tu apposes le badge, et tu rends visible ce qui restait flou. C’est tout.</text:span></text:p>
      <text:h text:style-name="Heading_20_1" text:outline-level="1"><text:span text:style-name="T6">Pourquoi le faire ?</text:span></text:h>
      <text:p text:style-name="Standard"><text:span text:style-name="T7">Parce que la confiance se gagne par la clarté. Aujourd’hui, beaucoup d’auteurs cachent leur usage de l’IA par peur d’être jugés. D’autres au contraire l’affichent sans nuance, sans dire ce qu’ils ont vraiment fait. Entre ces deux postures, il y a une vérité simple à dire : tu as utilisé une IA, à un certain degré, pour ce contenu précis. IA’m te donne les mots.</text:span></text:p>
      <text:p text:style-name="P8"><text:span text:style-name="T7">Marquer ton niveau, ce n’est pas te juger toi-même. C’est rendre à celui qui te lit le pouvoir de te lire en connaissance de cause. Lui aussi a le droit de savoir.</text:span></text:p>
      <text:h text:style-name="Heading_20_1" text:outline-level="1"><text:span text:style-name="T6">Comment ça marche ?</text:span></text:h>
      <text:p text:style-name="Standard"><text:span text:style-name="T7">Tu identifies à quel niveau se situe ton contenu (les trois niveaux sont expliqués ci-dessous). Tu vas sur iam-inside.eu, tu génères ton badge, tu le télécharges ou tu copies son code HTML, et tu l’apposes là où ton contenu sera lu : sur une page web, dans une signature, en pied d’article, sur la pochette d’un livre, dans la description d’une vidéo.</text:span></text:p>
      <text:p text:style-name="P8"><text:span text:style-name="T7">Le badge est gratuit. Il est sous licence libre. Personne ne te demande de t’inscrire, de prouver quoi que ce soit, ou de payer. Tu déclares, tu utilises, tu rends visible — c’est tout le geste.</text:span></text:p>
      <text:h text:style-name="Heading_20_1" text:outline-level="1"><text:span text:style-name="T6">Les trois niveaux</text:span></text:h>
      <text:p text:style-name="Standard"><text:span text:style-name="T7">IA’m repose sur un critère unique : qui décide de la forme finale. Non pas un seuil technique, non pas une quantification d’intervention, mais un acte de responsabilité assumée par celui qui publie.</text:span></text:p>
      <text:p text:style-name="P9"><text:span text:style-name="T8">Assisté</text:span></text:p>
      <text:p text:style-name="P10"><text:span text:style-name="T7">L’IA propose, tu disposes. Tu décides de la forme finale.</text:span></text:p>
      <text:list text:style-name="WWNum2">
        <text:list-item text:start-value="1">
          <text:p text:style-name="P11"><text:span text:style-name="T7">Un mail relu par ChatGPT, corrections validées</text:span></text:p>
        </text:list-item>
        <text:list-item>
          <text:p text:style-name="P11"><text:span text:style-name="T7">Un article où l’IA a reformulé une phrase</text:span></text:p>
        </text:list-item>
        <text:list-item>
          <text:p text:style-name="P11"><text:span text:style-name="T7">Un rapport dont l’IA a corrigé l’orthographe</text:span></text:p>
        </text:list-item>
      </text:list>
      <text:p text:style-name="P9"><text:span text:style-name="T8">Initié</text:span></text:p>
      <text:p text:style-name="P10"><text:span text:style-name="T7">Co-auctorialité assumée. Dialogue itératif avec l’IA, validation humaine à chaque étape déterminante.</text:span></text:p>
      <text:list text:continue-numbering="true" text:style-name="WWNum2">
        <text:list-item>
          <text:p text:style-name="P11"><text:soft-page-break/><text:span text:style-name="T7">Une nouvelle co-construite avec Claude</text:span></text:p>
        </text:list-item>
        <text:list-item>
          <text:p text:style-name="P11"><text:span text:style-name="T7">Un plan de cours pensé en dialogue</text:span></text:p>
        </text:list-item>
        <text:list-item>
          <text:p text:style-name="P11"><text:span text:style-name="T7">Une stratégie éditoriale affinée en conversation</text:span></text:p>
        </text:list-item>
      </text:list>
      <text:p text:style-name="P9"><text:span text:style-name="T8">Généré</text:span></text:p>
      <text:p text:style-name="P10"><text:span text:style-name="T7">L’IA décide de la forme finale. Tu fournis une intention, un prompt, un cahier des charges.</text:span></text:p>
      <text:list text:continue-numbering="true" text:style-name="WWNum2">
        <text:list-item>
          <text:p text:style-name="P11"><text:span text:style-name="T7">Une newsletter produite par prompt, publiée</text:span></text:p>
        </text:list-item>
        <text:list-item>
          <text:p text:style-name="P11"><text:span text:style-name="T7">Une image Midjourney diffusée telle quelle</text:span></text:p>
        </text:list-item>
        <text:list-item>
          <text:p text:style-name="P11"><text:span text:style-name="T7">Un résumé automatique non retravillé</text:span></text:p>
        </text:list-item>
      </text:list>
      <text:p text:style-name="P9"><text:span text:style-name="T7">Les trois niveaux ne sont pas hiérarchisés moralement. Une œuvre « Générée » peut être aussi ambitieuse qu’une œuvre « Assistée », dès lors qu’elle est déclarée. Ce que le label refuse, c’est l’opacité. Ce qu’il défend, c’est ton droit de nommer ta pratique.</text:span></text:p>
      <text:h text:style-name="Heading_20_1" text:outline-level="1"><text:span text:style-name="T6">Pour qui ?</text:span></text:h>
      <text:p text:style-name="Standard"><text:span text:style-name="T7">IA’m ne s’adresse pas qu’aux artistes ou aux écrivains. Chaque fois qu’une IA participe à la forme d’un texte, d’une image ou d’un document qui circule sous ton nom, la même question se pose.</text:span></text:p>
      <text:p text:style-name="P8"><text:span text:style-name="T7">Tu peux utiliser IA’m si tu es :</text:span></text:p>
      <text:list text:continue-numbering="true" text:style-name="WWNum2">
        <text:list-item>
          <text:p text:style-name="P11"><text:span text:style-name="T7">Créateur visuel (peintre, photographe, illustrateur, designer)</text:span></text:p>
        </text:list-item>
        <text:list-item>
          <text:p text:style-name="P11"><text:span text:style-name="T7">Écrivain, journaliste, rédacteur, éditeur</text:span></text:p>
        </text:list-item>
        <text:list-item>
          <text:p text:style-name="P11"><text:span text:style-name="T7">Enseignant ou formateur, pour tes supports de cours</text:span></text:p>
        </text:list-item>
        <text:list-item>
          <text:p text:style-name="P11"><text:span text:style-name="T7">Soignant, pour ta documentation et tes écrits professionnels</text:span></text:p>
        </text:list-item>
        <text:list-item>
          <text:p text:style-name="P11"><text:span text:style-name="T7">Élu local ou agent institutionnel, pour tes newsletters et notes</text:span></text:p>
        </text:list-item>
        <text:list-item>
          <text:p text:style-name="P11"><text:span text:style-name="T7">Chercheur ou universitaire, pour tes synthèses et analyses</text:span></text:p>
        </text:list-item>
        <text:list-item>
          <text:p text:style-name="P11"><text:span text:style-name="T7">Entrepreneur ou consultant, pour tes livres blancs et propositions</text:span></text:p>
        </text:list-item>
        <text:list-item>
          <text:p text:style-name="P11"><text:span text:style-name="T7">Étudiant, pour tes mémoires et présentations (selon les règles de ton établissement)</text:span></text:p>
        </text:list-item>
        <text:list-item>
          <text:p text:style-name="P11"><text:span text:style-name="T7">Communicant, community manager, rédacteur web</text:span></text:p>
        </text:list-item>
        <text:list-item>
          <text:p text:style-name="P11"><text:span text:style-name="T7">Membre d’une association, pour tes rapports et tribunes</text:span></text:p>
        </text:list-item>
      </text:list>
      <text:h text:style-name="Heading_20_1" text:outline-level="1"><text:span text:style-name="T6">Et pour quels usages ?</text:span></text:h>
      <text:p text:style-name="Standard"><text:span text:style-name="T7">Un mail reformulé. Un post LinkedIn rédigé avec Claude. Une présentation structurée avec l’aide d’une IA. Un avis client corrigé. Un compte-rendu résumé automatiquement. Une lettre administrative dont la formulation a été polie. Un plan de discours affiné en conversation. Une fiche produit enrichie. Une newsletter scénarisée. La liste est sans fin.</text:span></text:p>
      <text:p text:style-name="Standard"/>
      <text:h text:style-name="P7" text:outline-level="1"><text:span text:style-name="T6">Comment apposer ton badge</text:span></text:h>
      <text:h text:style-name="Heading_20_2" text:outline-level="2"><text:span text:style-name="T9">Étape 1 — Identifier ton niveau</text:span></text:h>
      <text:p text:style-name="Standard"><text:span text:style-name="T7">Pour chaque contenu, pose-toi une seule question : qui a décidé de la forme finale ? Si tu as tranché chaque choix après suggestion de l’IA : Assisté. Si la décision est partagée dans un dialogue itératif : Initié. Si l’IA a porté la forme et que tu as accepté : Généré.</text:span></text:p>
      <text:p text:style-name="P8"><text:span text:style-name="T7">En cas de doute, choisis le niveau le plus proche de l’IA. L’enjeu n’est pas de te valoriser, c’est de dire juste.</text:span></text:p>
      <text:h text:style-name="Heading_20_2" text:outline-level="2"><text:span text:style-name="T9">Étape 2 — Générer le badge</text:span></text:h>
      <text:p text:style-name="Standard"><text:span text:style-name="T7">Va sur iam-inside.eu/badge-v5.html, remplis les champs (titre du contenu, type, ton nom si tu veux), sélectionne le niveau, et télécharge le badge en SVG ou PNG. Un code HTML embed est aussi disponible pour l’intégrer dans un site web ou une signature email.</text:span></text:p>
      <text:h text:style-name="Heading_20_2" text:outline-level="2"><text:span text:style-name="T9">Étape 3 — Le rendre visible</text:span></text:h>
      <text:p text:style-name="Standard"><text:span text:style-name="T7">Le badge peut être aposé sur le contenu lui-même, sur sa page de présentation, dans ses métadonnées, dans un colophon, dans une signature d’email, à la fin d’un article. L’important est qu’il soit visible au moment où la personne accède au contenu. C’est l’acte de transparence qui compte, pas la perfection de l’emplacement.</text:span></text:p>
      <text:h text:style-name="Heading_20_1" text:outline-level="1"><text:span text:style-name="T6">Pourquoi maintenant ?</text:span></text:h>
      <text:p text:style-name="Standard"><text:span text:style-name="T7">IA’m s’inscrit dans une fenêtre de temps précise. De 2026 à la fin de l’année, plusieurs chantiers européens et français convergent autour d’une même question : comment nommer l’intervention de l’IA dans les contenus qui circulent ?</text:span></text:p>
      <text:h text:style-name="Heading_20_2" text:outline-level="2"><text:span text:style-name="T9">Calendrier</text:span></text:h>
      <text:list text:continue-numbering="true" text:style-name="WWNum2">
        <text:list-item>
          <text:p text:style-name="P11"><text:span text:style-name="T7">Mars 2026 : la deuxième version du Code de bonnes pratiques européen sur l’article 50 de l’AI Act retire la distinction entre contenu « entièrement généré par IA » et contenu « assisté par IA », jugée trop complexe à opérationnaliser.</text:span></text:p>
        </text:list-item>
        <text:list-item>
          <text:p text:style-name="P11"><text:span text:style-name="T7">Juin 2026 : rapport de la mission CSPLA confiée à la professeure Alexandra Bensamoun, avec Julie Groffe-Charrier pour rapporteure, sur la protection des contenus co-créés avec l’IA générative.</text:span></text:p>
        </text:list-item>
        <text:list-item>
          <text:p text:style-name="P11"><text:span text:style-name="T7">2 août 2026 : entrée en application de l’article 50 du règlement européen sur l’IA. Les producteurs de contenus générés ou significativement modifiés par IA doivent le signaler aux utilisateurs finaux.</text:span></text:p>
        </text:list-item>
        <text:list-item>
          <text:p text:style-name="P11"><text:span text:style-name="T7">Automne 2026 : premières décisions administratives et jurisprudentielles sur l’application concrète de l’AI Act et du droit d’auteur aux œuvres co-créées.</text:span></text:p>
        </text:list-item>
      </text:list>
      <text:h text:style-name="Heading_20_1" text:outline-level="1"><text:span text:style-name="T6">Le vide qu’IA’m occupe</text:span></text:h>
      <text:p text:style-name="Standard"><text:span text:style-name="T7">La régulation européenne, confrontée à la complexité du réel, a renoncé en mars à distinguer entre contenu généré et contenu assisté. Elle se replie sur le marquage technique machine, qui dit seulement : ce contenu implique une IA. Elle ne dit rien sur le degré d’intervention humaine.</text:span></text:p>
      <text:p text:style-name="P8"><text:soft-page-break/><text:span text:style-name="T7">IA’m propose précisément cela : un marquage intentionnel humain, volontaire, déclaratif. Il complète le marquage machine sans le concurrencer. Il s’ancre dans ce que la régulation ne peut pas qualifier — la responsabilité assumée par celui qui publie.</text:span></text:p>
      <text:p text:style-name="Standard"/>
      <text:h text:style-name="P7" text:outline-level="1"><text:span text:style-name="T6">Questions fréquentes</text:span></text:h>
      <text:p text:style-name="P12"><text:span text:style-name="T8">— Comment je prouve mon niveau ?</text:span></text:p>
      <text:p text:style-name="Standard"><text:span text:style-name="T7">Le label est purement déclaratif. Il repose sur ta responsabilité. Personne ne vient vérifier. C’est la force et la simplicité d’IA’m : il ne substitue pas à la confiance, il la rend possible en te donnant les mots pour l’énoncer.</text:span></text:p>
      <text:p text:style-name="P12"><text:span text:style-name="T8">— Et si je me trompe de niveau ?</text:span></text:p>
      <text:p text:style-name="Standard"><text:span text:style-name="T7">Tu peux le changer. Le label n’est pas gravé dans le marbre. L’enjeu n’est pas la perfection de la classification, c’est la transparence du geste. Si à la relecture tu estimes qu’un contenu relève davantage d’Initié que d’Assisté, modifie ta déclaration.</text:span></text:p>
      <text:p text:style-name="P12"><text:span text:style-name="T8">— Est-ce que ça peut être utilisé contre moi juridiquement ?</text:span></text:p>
      <text:p text:style-name="Standard"><text:span text:style-name="T7">Le label est un acte volontaire et privé, hors champ juridique contraignant. Il ne crée ni obligation légale, ni présomption de responsabilité. À l’inverse, une déclaration claire peut renforcer ta position si ton contenu est contesté : tu auras nommé ton geste avant qu’on te le demande.</text:span></text:p>
      <text:p text:style-name="P12"><text:span text:style-name="T8">— Pourquoi ne pas attendre l’AI Act et la régulation ?</text:span></text:p>
      <text:p text:style-name="Standard"><text:span text:style-name="T7">Parce que la régulation, telle qu’elle s’annonce, ne qualifie pas l’intervention humaine. Elle impose un marquage technique automatique, qui dira seulement qu’une IA est présente. IA’m dit ce que toi tu as fait dans cette présence. Les deux sont complémentaires.</text:span></text:p>
      <text:p text:style-name="P12"><text:span text:style-name="T8">— Est-ce gratuit ?</text:span></text:p>
      <text:p text:style-name="Standard"><text:span text:style-name="T7">Entièrement gratuit. Le label est placé sous licence Creative Commons CC BY-NC 4.0, qui autorise toute utilisation non commerciale avec attribution. Aucune adhésion, aucun frais, aucune démarche administrative.</text:span></text:p>
      <text:p text:style-name="P12"><text:span text:style-name="T8">— Qui contrôle IA’m ?</text:span></text:p>
      <text:p text:style-name="Standard"><text:span text:style-name="T7">Personne, et tout le monde. La marque est déposée à l’INPI par un créateur individuel (n° 5212301), mais placée sous licence libre. L’ambition n’est pas de contrôler, c’est de mettre à disposition un vocabulaire commun que chacun peut s’approprier.</text:span></text:p>
      <text:p text:style-name="Standard"/>
      <text:h text:style-name="P7" text:outline-level="1"><text:span text:style-name="T6">Manifeste court</text:span></text:h>
      <text:p text:style-name="P8"><text:span text:style-name="T7">Dire ce qu’on a fait.</text:span></text:p>
      <text:p text:style-name="Standard"><text:span text:style-name="T7">Ne pas cacher l’outil.</text:span></text:p>
      <text:p text:style-name="P12"><text:span text:style-name="T7">La forme finale a un auteur — humain, machine, ou les deux dans le dialogue.</text:span></text:p>
      <text:p text:style-name="P13"><text:span text:style-name="T7">Ce que la régulation ne peut qualifier, l’auteur peut le déclarer.</text:span></text:p>
      <text:p text:style-name="P13"><text:span text:style-name="T7">Marquer n’est pas juger — c’est rendre visible.</text:span></text:p>
      <text:p text:style-name="P12"><text:span text:style-name="T7">IA’m ne tranche pas.</text:span></text:p>
      <text:p text:style-name="Standard"><text:span text:style-name="T7">Il nomme </text:span><text:span text:style-name="T10">les contenus d’une ère nouvelle.</text:span></text:p>
      <text:p text:style-name="P14"><text:span text:style-name="T4">iam-inside.eu · INPI n° 5212301 · CC BY-NC 4.0</text:span></text:p>
      <text:p text:style-name="P15"><text:span text:style-name="T5">contact : liolb@iam-inside.e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aramond" svg:font-family="Garamond" style:font-family-generic="roman" style:font-pitch="variable"/>
    <style:font-face style:name="Garamond1" svg:font-family="Garamond"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aramond" fo:font-size="11pt" fo:language="fr" fo:country="FR" style:letter-kerning="false" style:font-name-asian="Garamond1" style:font-size-asian="11pt" style:language-asian="zh" style:country-asian="CN" style:font-name-complex="Garamond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Garamond" fo:font-size="11pt" fo:language="fr" fo:country="FR" style:letter-kerning="false" style:font-name-asian="Garamond1" style:font-size-asian="11pt" style:language-asian="zh" style:country-asian="CN" style:font-name-complex="Garamond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justify" style:justify-single-word="false" fo:orphans="2" fo:widows="2" style:writing-mode="lr-tb" loext:word-spacing-minimum="75%" loext:word-spacing-maximum="133%"/>
      <style:text-properties style:font-name="Garamond" fo:font-family="Garamond" style:font-family-generic="roman" style:font-pitch="variable" fo:font-size="11pt" style:font-name-asian="Garamond1" style:font-family-asian="Garamond" style:font-family-generic-asian="system" style:font-pitch-asian="variable" style:font-size-asian="11pt" style:font-name-complex="Garamond1" style:font-family-complex="Garamond" style:font-family-generic-complex="system" style:font-pitch-complex="variable"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Standard" style:next-style-name="Standard" style:class="chapter">
      <style:text-properties fo:font-size="28pt" style:font-size-asian="28pt" style:font-size-complex="28pt"/>
    </style:style>
    <style:style style:name="Heading_20_1" style:display-name="Heading 1" style:family="paragraph" style:parent-style-name="Standard" style:next-style-name="Standard" style:default-outline-level="1" style:list-style-name="" style:class="chapter">
      <style:paragraph-properties fo:margin-top="0.564cm" fo:margin-bottom="0.212cm" style:contextual-spacing="false"/>
      <style:text-properties style:font-name="Garamond" fo:font-family="Garamond" style:font-family-generic="roman" style:font-pitch="variable" fo:font-size="13pt" fo:font-weight="bold" style:font-name-asian="Garamond1" style:font-family-asian="Garamond" style:font-family-generic-asian="system" style:font-pitch-asian="variable" style:font-size-asian="13pt" style:font-weight-asian="bold" style:font-name-complex="Garamond1" style:font-family-complex="Garamond" style:font-family-generic-complex="system" style:font-pitch-complex="variable" style:font-size-complex="13pt" style:font-weight-complex="bold"/>
    </style:style>
    <style:style style:name="Heading_20_2" style:display-name="Heading 2" style:family="paragraph" style:parent-style-name="Standard" style:next-style-name="Standard" style:default-outline-level="2" style:list-style-name="" style:class="chapter">
      <style:paragraph-properties fo:margin-top="0.423cm" fo:margin-bottom="0.141cm" style:contextual-spacing="false"/>
      <style:text-properties style:font-name="Garamond" fo:font-family="Garamond" style:font-family-generic="roman" style:font-pitch="variable" fo:font-size="12pt" fo:font-weight="bold" style:font-name-asian="Garamond1" style:font-family-asian="Garamond" style:font-family-generic-asian="system" style:font-pitch-asian="variable" style:font-size-asian="12pt" style:font-weight-asian="bold" style:font-name-complex="Garamond1" style:font-family-complex="Garamond" style:font-family-generic-complex="system" style:font-pitch-complex="variable" style:font-size-complex="12pt" style:font-weight-complex="bold"/>
    </style:style>
    <style:style style:name="Heading_20_3" style:display-name="Heading 3" style:family="paragraph" style:parent-style-name="Standard" style:next-style-name="Standard" style:class="chapter">
      <style:text-properties fo:color="#1f4d78" loext:opacity="100%" fo:font-size="12pt" style:font-size-asian="12pt" style:font-size-complex="12pt"/>
    </style:style>
    <style:style style:name="Heading_20_4" style:display-name="Heading 4" style:family="paragraph" style:parent-style-name="Standard" style:next-style-name="Standard" style:class="chapter">
      <style:text-properties fo:color="#2e74b5" loext:opacity="100%" fo:font-style="italic" style:font-style-asian="italic" style:font-style-complex="italic"/>
    </style:style>
    <style:style style:name="Heading_20_5" style:display-name="Heading 5" style:family="paragraph" style:parent-style-name="Standard" style:next-style-name="Standard" style:class="chapter">
      <style:text-properties fo:color="#2e74b5" loext:opacity="100%"/>
    </style:style>
    <style:style style:name="Heading_20_6" style:display-name="Heading 6" style:family="paragraph" style:parent-style-name="Standard" style:next-style-name="Standard" style:class="chapter">
      <style:text-properties fo:color="#1f4d78" loext:opacity="100%"/>
    </style:style>
    <style:style style:name="Strong_20_Emphasis" style:display-name="Strong Emphasis" style:family="paragraph" style:parent-style-name="Standard" style:next-style-name="Standard">
      <style:text-properties fo:font-weight="bold" style:font-weight-asian="bold" style:font-weight-complex="bold"/>
    </style:style>
    <style:style style:name="List_20_Paragraph" style:display-name="List Paragraph" style:family="paragraph" style:parent-style-name="Standard"/>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Titre" style:family="paragraph" style:parent-style-name="Standard">
      <style:paragraph-properties fo:margin-top="0.423cm" fo:margin-bottom="0.212cm" style:contextual-spacing="false"/>
      <style:text-properties style:font-name="Garamond" fo:font-family="Garamond" style:font-family-generic="roman" style:font-pitch="variable" fo:font-size="20pt" fo:font-weight="bold" style:font-name-asian="Garamond1" style:font-family-asian="Garamond" style:font-family-generic-asian="system" style:font-pitch-asian="variable" style:font-size-asian="20pt" style:font-weight-asian="bold" style:font-name-complex="Garamond1" style:font-family-complex="Garamond" style:font-family-generic-complex="system" style:font-pitch-complex="variable" style:font-size-complex="20pt" style:font-weight-complex="bold"/>
    </style:style>
    <style:style style:name="SousTitre" style:family="paragraph" style:parent-style-name="Standard">
      <style:paragraph-properties fo:margin-top="0cm" fo:margin-bottom="0.141cm" style:contextual-spacing="false" fo:text-align="center" style:justify-single-word="false"/>
      <style:text-properties style:font-name="Garamond" fo:font-family="Garamond" style:font-family-generic="roman" style:font-pitch="variable" fo:font-size="13pt" fo:font-style="italic" style:font-name-asian="Garamond1" style:font-family-asian="Garamond" style:font-family-generic-asian="system" style:font-pitch-asian="variable" style:font-size-asian="13pt" style:font-style-asian="italic" style:font-name-complex="Garamond1" style:font-family-complex="Garamond" style:font-family-generic-complex="system" style:font-pitch-complex="variable" style:font-size-complex="13pt" style:font-style-complex="italic"/>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23cm" fo:margin-left="0.84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2</meta:editing-cycles>
    <meta:creation-date>2026-04-25T12:00:49.715000000</meta:creation-date>
    <dc:date>2026-04-25T14:03:26.500411596</dc:date>
    <meta:editing-duration>PT2M7S</meta:editing-duration>
    <meta:document-statistic meta:table-count="0" meta:image-count="0" meta:object-count="0" meta:page-count="7" meta:paragraph-count="90" meta:word-count="1544" meta:character-count="9184" meta:non-whitespace-character-count="7737"/>
    <meta:generator>LibreOffice/26.2.2.2$Linux_X86_64 LibreOffice_project/1f77d10d6938fd34972958f64b2bcfa54f8b1ba5</meta:generator>
  </office:meta>
</office:document-meta>
</file>